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5b08" officeooo:paragraph-rsid="00065b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akon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2:17:29.951613416</meta:creation-date>
    <dc:date>2024-07-27T12:17:41.849330956</dc:date>
    <meta:editing-duration>PT13S</meta:editing-duration>
    <meta:editing-cycles>1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